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layer="layout" svg:width="25.199cm" svg:height="13.609cm" svg:x="1.4cm" svg:y="5.039cm" presentation:class="subtitle">
          <draw:text-box>
            <text:p>IIS-EHR Bidirectional Query</text:p>
            <text:p>Exchange Standard Work Group</text:p>
            <text:p/>
            <text:p>Focus Area #1</text:p>
            <text:p/>
            <text:p>Query for IIS Recor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 presentation:user-transformed="true">
          <draw:text-box>
            <text:p>Use Case Story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Use Case Diagram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Lessons Learned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ecision Points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ecision Point #1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Recommendation #1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Known Needs #1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Next Steps #1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athan Bunker</meta:initial-creator>
    <meta:creation-date>2013-02-14T11:03:42.48</meta:creation-date>
    <meta:editing-duration>PT03H53M45S</meta:editing-duration>
    <meta:editing-cycles>3</meta:editing-cycles>
    <dc:date>2013-02-14T15:12:39.04</dc:date>
    <dc:creator>Nathan Bunker</dc:creator>
    <meta:generator>OpenOffice.org/3.1$Win32 OpenOffice.org_project/310m19$Build-9420</meta:generator>
    <meta:document-statistic meta:object-count="57"/>
  </office:meta>
</office:document-meta>
</file>